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59" style:master-page-name="MasterPage2" style:family="paragraph" style:name="P52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 fo:text-align="center" fo:break-before="page"/>
    </style:style>
    <style:style style:family="text" style:name="T57">
      <style:text-properties fo:font-family="EasyReading" fo:font-size="14pt" fo:font-weight="bold"/>
    </style:style>
    <style:style style:family="text" style:name="T58">
      <style:text-properties fo:font-family="EasyReading" fo:font-size="14pt" fo:font-weight="bold"/>
    </style:style>
    <style:style style:parent-style-name="659" style:family="paragraph" style:name="P55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 fo:text-align="center"/>
    </style:style>
    <style:style style:family="text" style:name="T59">
      <style:text-properties fo:font-family="EasyReading" fo:font-size="14pt" fo:font-weight="bold"/>
    </style:style>
    <style:style style:family="text" style:name="T60">
      <style:text-properties fo:font-family="EasyReading" fo:font-size="14pt" fo:font-weight="bold"/>
    </style:style>
    <style:style style:parent-style-name="659" style:family="paragraph" style:name="P56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 fo:text-align="center"/>
    </style:style>
    <style:style style:family="text" style:name="T61">
      <style:text-properties fo:font-family="EasyReading" fo:font-size="24pt" fo:font-weight="bold"/>
    </style:style>
    <style:style style:family="text" style:name="T62">
      <style:text-properties fo:font-family="EasyReading" fo:font-size="24pt" fo:font-weight="bold"/>
    </style:style>
    <style:style style:parent-style-name="659" style:family="paragraph" style:name="P57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/>
    </style:style>
    <style:style style:parent-style-name="659" style:family="paragraph" style:name="P58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/>
    </style:style>
    <style:style style:family="text" style:name="T63">
      <style:text-properties fo:font-family="Times New Roman" style:font-family-complex="Times New Roman" fo:font-weight="bold"/>
    </style:style>
    <style:style style:family="text" style:name="T64">
      <style:text-properties fo:font-family="Times New Roman" style:font-family-complex="Times New Roman" fo:font-weight="bold"/>
    </style:style>
    <style:style style:parent-style-name="677" style:list-style-name="WWNum2" style:family="paragraph" style:name="P59">
      <style:text-properties fo:font-variant="normal" fo:text-transform="none" fo:color="#000000" style:text-line-through-type="none" fo:font-family="Liberation Serif" style:font-family-asian="SimSun" style:font-family-complex="Mangal" fo:font-size="12pt" fo:letter-spacing="0pt" fo:language="it" fo:country="IT" fo:font-style="normal" style:text-underline-type="none" style:text-underline-width="auto" fo:font-weight="normal"/>
      <style:paragraph-properties/>
    </style:style>
    <style:style style:parent-style-name="660" style:family="text" style:name="T65">
      <style:text-properties fo:font-family="EasyReading"/>
    </style:style>
    <style:style style:parent-style-name="660" style:family="text" style:name="T66">
      <style:text-properties fo:font-family="EasyReading" fo:font-style="italic"/>
    </style:style>
    <style:style style:parent-style-name="677" style:list-style-name="WWNum2" style:family="paragraph" style:name="P60">
      <style:text-properties fo:font-variant="normal" fo:text-transform="none" fo:color="#000000" style:text-line-through-type="none" fo:font-family="Liberation Serif" style:font-family-asian="SimSun" style:font-family-complex="Mangal" fo:font-size="12pt" fo:letter-spacing="0pt" fo:language="it" fo:country="IT" fo:font-style="normal" style:text-underline-type="none" style:text-underline-width="auto" fo:font-weight="normal"/>
      <style:paragraph-properties/>
    </style:style>
    <style:style style:parent-style-name="660" style:family="text" style:name="T67">
      <style:text-properties fo:font-family="EasyReading"/>
    </style:style>
    <style:style style:parent-style-name="660" style:family="text" style:name="T68">
      <style:text-properties fo:font-family="EasyReading" fo:font-style="italic"/>
    </style:style>
    <style:style style:family="text" style:name="T69">
      <style:text-properties fo:font-family="EasyReading" fo:font-weight="bold"/>
    </style:style>
    <style:style style:family="text" style:name="T70">
      <style:text-properties fo:font-family="EasyReading" fo:font-weight="bold"/>
    </style:style>
    <style:style style:parent-style-name="657" style:family="paragraph" style:name="P61">
      <style:text-properties fo:font-variant="normal" fo:text-transform="none" fo:color="#000000" style:text-line-through-type="none" fo:font-family="Arial" style:font-family-asian="Arial" style:font-family-complex="Arial" fo:font-size="14pt" fo:letter-spacing="0pt" fo:language="it" fo:country="IT" fo:font-style="normal" style:text-underline-type="none" style:text-underline-width="auto" fo:font-weight="bold"/>
      <style:paragraph-properties/>
    </style:style>
    <style:style style:family="text" style:name="T71">
      <style:text-properties fo:font-family="Times New Roman" style:font-family-complex="Times New Roman"/>
    </style:style>
    <style:style style:family="text" style:name="T72">
      <style:text-properties fo:font-family="Times New Roman" style:font-family-complex="Times New Roman"/>
    </style:style>
    <style:style style:parent-style-name="663" style:family="paragraph" style:name="P62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 fo:text-align="justify"/>
    </style:style>
    <style:style style:parent-style-name="660" style:family="text" style:name="T73">
      <style:text-properties fo:font-family="Times New Roman"/>
    </style:style>
    <style:style style:parent-style-name="660" style:family="text" style:name="T74">
      <style:text-properties fo:color="#008000" fo:font-family="Times New Roman" fo:font-style="italic"/>
    </style:style>
    <style:style style:parent-style-name="660" style:family="text" style:name="T75">
      <style:text-properties fo:font-family="Times New Roman"/>
    </style:style>
    <style:style style:parent-style-name="660" style:family="text" style:name="T76">
      <style:text-properties fo:font-family="Times New Roman"/>
    </style:style>
    <style:style style:parent-style-name="657" style:family="paragraph" style:name="P63">
      <style:text-properties fo:font-variant="normal" fo:text-transform="none" fo:color="#000000" style:text-line-through-type="none" fo:font-family="Arial" style:font-family-asian="Arial" style:font-family-complex="Arial" fo:font-size="14pt" fo:letter-spacing="0pt" fo:language="it" fo:country="IT" fo:font-style="normal" style:text-underline-type="none" style:text-underline-width="auto" fo:font-weight="bold"/>
      <style:paragraph-properties/>
    </style:style>
    <style:style style:family="text" style:name="T77">
      <style:text-properties fo:font-family="Times New Roman" style:font-family-complex="Times New Roman"/>
    </style:style>
    <style:style style:family="text" style:name="T78">
      <style:text-properties fo:font-family="Times New Roman" style:font-family-complex="Times New Roman"/>
    </style:style>
    <style:style style:family="table" style:name="ta1">
      <style:table-properties style:width="17cm" fo:margin-left="0cm" table:align="left"/>
    </style:style>
    <style:style style:family="table-column" style:name="co1">
      <style:table-column-properties style:column-width="4.251cm"/>
    </style:style>
    <style:style style:family="table-column" style:name="co2">
      <style:table-column-properties style:column-width="4.251cm"/>
    </style:style>
    <style:style style:family="table-column" style:name="co3">
      <style:table-column-properties style:column-width="4.249cm"/>
    </style:style>
    <style:style style:family="table-column" style:name="co4">
      <style:table-column-properties style:column-width="4.249cm"/>
    </style:style>
    <style:style style:family="table-row" style:name="ro1">
      <style:table-row-properties/>
    </style:style>
    <style:style style:family="table-cell" style:name="ce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9" style:family="paragraph" style:name="P64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bold"/>
      <style:paragraph-properties fo:text-align="left"/>
    </style:style>
    <style:style style:family="text" style:name="T79">
      <style:text-properties fo:color="#000000" fo:font-size="12pt"/>
    </style:style>
    <style:style style:family="text" style:name="T80">
      <style:text-properties fo:color="#000000" fo:font-size="12pt"/>
    </style:style>
    <style:style style:parent-style-name="669" style:family="paragraph" style:name="P65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bold"/>
      <style:paragraph-properties/>
    </style:style>
    <style:style style:family="text" style:name="T81">
      <style:text-properties fo:font-size="12pt"/>
    </style:style>
    <style:style style:family="text" style:name="T82">
      <style:text-properties fo:font-size="12pt"/>
    </style:style>
    <style:style style:family="table-cell" style:name="ce3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9" style:family="paragraph" style:name="P66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bold"/>
      <style:paragraph-properties/>
    </style:style>
    <style:style style:family="text" style:name="T83">
      <style:text-properties fo:font-size="12pt"/>
    </style:style>
    <style:style style:family="text" style:name="T84">
      <style:text-properties fo:font-size="12pt"/>
    </style:style>
    <style:style style:family="table-cell" style:name="ce4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9" style:family="paragraph" style:name="P67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bold"/>
      <style:paragraph-properties/>
    </style:style>
    <style:style style:family="text" style:name="T85">
      <style:text-properties fo:font-size="12pt"/>
    </style:style>
    <style:style style:family="text" style:name="T86">
      <style:text-properties fo:font-size="12pt"/>
    </style:style>
    <style:style style:family="table-cell" style:name="ce5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69" style:family="paragraph" style:name="P68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bold"/>
      <style:paragraph-properties/>
    </style:style>
    <style:style style:family="text" style:name="T87">
      <style:text-properties fo:font-size="12pt"/>
    </style:style>
    <style:style style:family="text" style:name="T88">
      <style:text-properties fo:font-size="12pt"/>
    </style:style>
    <style:style style:family="table-row" style:name="ro2">
      <style:table-row-properties/>
    </style:style>
    <style:style style:family="table-cell" style:name="ce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8" style:family="paragraph" style:name="P69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cell" style:name="ce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8" style:family="paragraph" style:name="P70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cell" style:name="ce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8" style:family="paragraph" style:name="P71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cell" style:name="ce9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68" style:family="paragraph" style:name="P72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row" style:name="ro3">
      <style:table-row-properties/>
    </style:style>
    <style:style style:family="table-cell" style:name="ce1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8" style:family="paragraph" style:name="P73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cell" style:name="ce1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8" style:family="paragraph" style:name="P74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cell" style:name="ce1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8" style:family="paragraph" style:name="P75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cell" style:name="ce1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68" style:family="paragraph" style:name="P76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row" style:name="ro4">
      <style:table-row-properties/>
    </style:style>
    <style:style style:family="table-cell" style:name="ce1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8" style:family="paragraph" style:name="P77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cell" style:name="ce1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8" style:family="paragraph" style:name="P78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cell" style:name="ce1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8" style:family="paragraph" style:name="P79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cell" style:name="ce1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68" style:family="paragraph" style:name="P80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parent-style-name="663" style:family="paragraph" style:name="P81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/>
    </style:style>
    <style:style style:parent-style-name="657" style:family="paragraph" style:name="P82">
      <style:text-properties fo:font-variant="normal" fo:text-transform="none" fo:color="#000000" style:text-line-through-type="none" fo:font-family="Arial" style:font-family-asian="Arial" style:font-family-complex="Arial" fo:font-size="14pt" fo:letter-spacing="0pt" fo:language="it" fo:country="IT" fo:font-style="normal" style:text-underline-type="none" style:text-underline-width="auto" fo:font-weight="bold"/>
      <style:paragraph-properties fo:text-align="justify"/>
    </style:style>
    <style:style style:family="text" style:name="T89">
      <style:text-properties fo:font-family="Times New Roman" style:font-family-complex="Times New Roman"/>
    </style:style>
    <style:style style:family="text" style:name="T90">
      <style:text-properties fo:font-family="Times New Roman" style:font-family-complex="Times New Roman"/>
    </style:style>
    <style:style style:parent-style-name="663" style:family="paragraph" style:name="P83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 fo:text-align="justify"/>
    </style:style>
    <style:style style:parent-style-name="660" style:family="text" style:name="T91">
      <style:text-properties fo:color="#ff0000" style:text-line-through-type="single"/>
    </style:style>
    <style:style style:parent-style-name="660" style:family="text" style:name="T92">
      <style:text-properties fo:color="#007fff" fo:font-weight="bold"/>
    </style:style>
    <style:style style:parent-style-name="657" style:family="paragraph" style:name="P84">
      <style:text-properties fo:font-variant="normal" fo:text-transform="none" fo:color="#000000" style:text-line-through-type="none" fo:font-family="Arial" style:font-family-asian="Arial" style:font-family-complex="Arial" fo:font-size="14pt" fo:letter-spacing="0pt" fo:language="it" fo:country="IT" fo:font-style="normal" style:text-underline-type="none" style:text-underline-width="auto" fo:font-weight="bold"/>
      <style:paragraph-properties/>
    </style:style>
    <style:style style:family="text" style:name="T93">
      <style:text-properties fo:font-family="Times New Roman" style:font-family-complex="Times New Roman"/>
    </style:style>
    <style:style style:family="text" style:name="T94">
      <style:text-properties fo:font-family="Times New Roman" style:font-family-complex="Times New Roman"/>
    </style:style>
    <style:style style:family="table" style:name="ta2">
      <style:table-properties style:width="17cm" fo:margin-left="0cm" table:align="left"/>
    </style:style>
    <style:style style:family="table-column" style:name="co5">
      <style:table-column-properties style:column-width="17cm"/>
    </style:style>
    <style:style style:family="table-row" style:name="ro5">
      <style:table-row-properties/>
    </style:style>
    <style:style style:family="table-cell" style:name="ce19">
      <style:table-cell-properties style:direction="ltr" fo:background-color="#dddddd" fo:border="0.00882cm solid #000000" loext:writing-mode="lr-tb" fo:padding-top="0.09702cm" fo:padding-bottom="0.09702cm" fo:padding-left="0.09702cm" fo:padding-right="0.09702cm" fo:wrap-option="wrap"/>
    </style:style>
    <style:style style:parent-style-name="663" style:family="paragraph" style:name="P85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/>
    </style:style>
    <style:style style:family="text" style:name="T95">
      <style:text-properties fo:font-family="Times New Roman" style:text-underline-type="single" style:text-underline-style="solid" style:text-underline-width="auto" style:text-underline-color="font-color"/>
    </style:style>
    <style:style style:family="text" style:name="T96">
      <style:text-properties fo:font-family="Times New Roman" style:text-underline-type="single" style:text-underline-style="solid" style:text-underline-width="auto" style:text-underline-color="font-color"/>
    </style:style>
    <style:style style:parent-style-name="663" style:family="paragraph" style:name="P86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/>
    </style:style>
    <style:style style:family="text" style:name="T97">
      <style:text-properties style:text-underline-type="single" style:text-underline-style="solid" style:text-underline-width="auto" style:text-underline-color="font-color"/>
    </style:style>
    <style:style style:family="text" style:name="T98">
      <style:text-properties style:text-underline-type="single" style:text-underline-style="solid" style:text-underline-width="auto" style:text-underline-color="font-color"/>
    </style:style>
    <style:style style:family="table" style:name="ta3">
      <style:table-properties style:width="17cm" fo:margin-left="0cm" table:align="left"/>
    </style:style>
    <style:style style:family="table-column" style:name="co6">
      <style:table-column-properties style:column-width="17cm"/>
    </style:style>
    <style:style style:family="table-row" style:name="ro6">
      <style:table-row-properties/>
    </style:style>
    <style:style style:family="table-cell" style:name="ce21">
      <style:table-cell-properties style:direction="ltr" fo:background-color="#dddddd" fo:border="0.00882cm solid #000000" loext:writing-mode="lr-tb" fo:padding-top="0.09702cm" fo:padding-bottom="0.09702cm" fo:padding-left="0.09702cm" fo:padding-right="0.09702cm" fo:wrap-option="wrap"/>
    </style:style>
    <style:style style:parent-style-name="663" style:family="paragraph" style:name="P87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/>
    </style:style>
    <style:style style:family="text" style:name="T99">
      <style:text-properties fo:font-family="Times New Roman" style:text-underline-type="single" style:text-underline-style="solid" style:text-underline-width="auto" style:text-underline-color="font-color"/>
    </style:style>
    <style:style style:family="text" style:name="T100">
      <style:text-properties fo:font-family="Times New Roman" style:text-underline-type="single" style:text-underline-style="solid" style:text-underline-width="auto" style:text-underline-color="font-color"/>
    </style:style>
    <style:style style:parent-style-name="663" style:family="paragraph" style:name="P88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 fo:background-color="#ffffff"/>
    </style:style>
    <style:style style:family="text" style:name="T101">
      <style:text-properties fo:font-family="Times New Roman" style:text-underline-type="single" style:text-underline-style="solid" style:text-underline-width="auto" style:text-underline-color="font-color"/>
    </style:style>
    <style:style style:family="text" style:name="T102">
      <style:text-properties fo:font-family="Times New Roman" style:text-underline-type="single" style:text-underline-style="solid" style:text-underline-width="auto" style:text-underline-color="font-color"/>
    </style:style>
    <style:style style:family="table" style:name="ta4">
      <style:table-properties style:width="17cm" fo:margin-left="0cm" table:align="left"/>
    </style:style>
    <style:style style:family="table-column" style:name="co7">
      <style:table-column-properties style:column-width="17cm"/>
    </style:style>
    <style:style style:family="table-row" style:name="ro7">
      <style:table-row-properties/>
    </style:style>
    <style:style style:family="table-cell" style:name="ce23">
      <style:table-cell-properties style:direction="ltr" fo:background-color="#dddddd" fo:border="0.00882cm solid #000000" loext:writing-mode="lr-tb" fo:padding-top="0.09702cm" fo:padding-bottom="0.09702cm" fo:padding-left="0.09702cm" fo:padding-right="0.09702cm" fo:wrap-option="wrap"/>
    </style:style>
    <style:style style:parent-style-name="663" style:family="paragraph" style:name="P89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/>
    </style:style>
    <style:style style:family="text" style:name="T103">
      <style:text-properties fo:font-family="Times New Roman" style:text-underline-type="single" style:text-underline-style="solid" style:text-underline-width="auto" style:text-underline-color="font-color"/>
    </style:style>
    <style:style style:family="text" style:name="T104">
      <style:text-properties fo:font-family="Times New Roman" style:text-underline-type="single" style:text-underline-style="solid" style:text-underline-width="auto" style:text-underline-color="font-color"/>
    </style:style>
    <style:style style:parent-style-name="657" style:family="paragraph" style:name="P90">
      <style:text-properties fo:font-variant="normal" fo:text-transform="none" fo:color="#000000" style:text-line-through-type="none" fo:font-family="Arial" style:font-family-asian="Arial" style:font-family-complex="Arial" fo:font-size="14pt" fo:letter-spacing="0pt" fo:language="it" fo:country="IT" fo:font-style="normal" style:text-underline-type="none" style:text-underline-width="auto" fo:font-weight="bold"/>
      <style:paragraph-properties/>
    </style:style>
    <style:style style:family="text" style:name="T105">
      <style:text-properties fo:font-family="Times New Roman" style:font-family-complex="Times New Roman"/>
    </style:style>
    <style:style style:family="text" style:name="T106">
      <style:text-properties fo:font-family="Times New Roman" style:font-family-complex="Times New Roman"/>
    </style:style>
    <style:style style:parent-style-name="663" style:family="paragraph" style:name="P91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/>
    </style:style>
    <style:style style:family="graphic" style:name="gr5">
      <style:graphic-properties draw:fill="none" draw:textarea-vertical-align="top" draw:auto-grow-height="false" draw:auto-grow-width="false" draw:stroke="solid" svg:stroke-color="#000000" svg:stroke-width="0.02611cm" fo:margin-left="0cm" fo:margin-right="0cm" fo:margin-top="0cm" fo:margin-bottom="0cm" style:horizontal-pos="from-left" style:horizontal-rel="char" style:vertical-pos="from-top" style:vertical-rel="paragraph" fo:border="0.02611cm solid #000000" fo:padding-top="0pt" fo:padding-bottom="0pt" fo:padding-left="0pt" fo:padding-right="0pt" fo:background-color="transparent"/>
    </style:style>
    <style:style style:family="paragraph" style:name="P92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 fo:line-height="100%" fo:text-align="left"/>
    </style:style>
    <style:style style:family="text" style:name="T107">
      <style:text-properties fo:font-weight="bold"/>
    </style:style>
    <style:style style:family="paragraph" style:name="P93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 fo:line-height="100%" fo:text-align="left"/>
    </style:style>
    <style:style style:parent-style-name="658" style:family="paragraph" style:name="P94">
      <style:text-properties fo:font-variant="normal" fo:text-transform="none" fo:color="#000000" style:text-line-through-type="none" fo:font-family="Liberation Sans" style:font-family-asian="Microsoft YaHei" style:font-family-complex="Liberation Sans" fo:font-size="14pt" fo:letter-spacing="0pt" fo:language="it" fo:country="IT" fo:font-style="normal" style:text-underline-type="none" style:text-underline-width="auto" fo:font-weight="bold"/>
      <style:paragraph-properties/>
    </style:style>
    <style:style style:family="text" style:name="T108">
      <style:text-properties fo:font-family="Times New Roman" style:font-family-complex="Times New Roman"/>
    </style:style>
    <style:style style:family="text" style:name="T109">
      <style:text-properties fo:font-family="Times New Roman" style:font-family-complex="Times New Roman"/>
    </style:style>
    <style:style style:parent-style-name="658" style:family="paragraph" style:name="P95">
      <style:text-properties fo:font-variant="normal" fo:text-transform="none" fo:color="#000000" style:text-line-through-type="none" fo:font-family="Liberation Sans" style:font-family-asian="Microsoft YaHei" style:font-family-complex="Liberation Sans" fo:font-size="14pt" fo:letter-spacing="0pt" fo:language="it" fo:country="IT" fo:font-style="normal" style:text-underline-type="none" style:text-underline-width="auto" fo:font-weight="bold"/>
      <style:paragraph-properties/>
    </style:style>
    <style:style style:family="text" style:name="T110">
      <style:text-properties fo:font-family="Times New Roman" style:font-family-complex="Times New Roman"/>
    </style:style>
    <style:style style:family="text" style:name="T111">
      <style:text-properties fo:font-family="Times New Roman" style:font-family-complex="Times New Roman"/>
    </style:style>
    <style:style style:family="table" style:name="ta5">
      <style:table-properties style:width="17cm" fo:margin-left="0cm" table:align="left"/>
    </style:style>
    <style:style style:family="table-column" style:name="co8">
      <style:table-column-properties style:column-width="1.693cm"/>
    </style:style>
    <style:style style:family="table-column" style:name="co9">
      <style:table-column-properties style:column-width="15.31cm"/>
    </style:style>
    <style:style style:family="table-row" style:name="ro8">
      <style:table-row-properties/>
    </style:style>
    <style:style style:family="table-cell" style:name="ce25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8" style:family="paragraph" style:name="P96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cell" style:name="ce26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68" style:family="paragraph" style:name="P97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row" style:name="ro9">
      <style:table-row-properties/>
    </style:style>
    <style:style style:family="table-cell" style:name="ce2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8" style:family="paragraph" style:name="P98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cell" style:name="ce2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68" style:family="paragraph" style:name="P99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parent-style-name="658" style:family="paragraph" style:name="P100">
      <style:text-properties fo:font-variant="normal" fo:text-transform="none" fo:color="#000000" style:text-line-through-type="none" fo:font-family="Liberation Sans" style:font-family-asian="Microsoft YaHei" style:font-family-complex="Liberation Sans" fo:font-size="14pt" fo:letter-spacing="0pt" fo:language="it" fo:country="IT" fo:font-style="normal" style:text-underline-type="none" style:text-underline-width="auto" fo:font-weight="bold"/>
      <style:paragraph-properties/>
    </style:style>
    <style:style style:family="text" style:name="T112">
      <style:text-properties fo:font-family="Times New Roman" style:font-family-complex="Times New Roman"/>
    </style:style>
    <style:style style:family="text" style:name="T113">
      <style:text-properties fo:font-family="Times New Roman" style:font-family-complex="Times New Roman"/>
    </style:style>
    <style:style style:family="table" style:name="ta6">
      <style:table-properties style:width="17cm" fo:margin-left="0cm" table:align="left"/>
    </style:style>
    <style:style style:family="table-column" style:name="co10">
      <style:table-column-properties style:column-width="1.693cm"/>
    </style:style>
    <style:style style:family="table-column" style:name="co11">
      <style:table-column-properties style:column-width="15.31cm"/>
    </style:style>
    <style:style style:family="table-row" style:name="ro10">
      <style:table-row-properties/>
    </style:style>
    <style:style style:family="table-cell" style:name="ce30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8" style:family="paragraph" style:name="P101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cell" style:name="ce31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668" style:family="paragraph" style:name="P102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row" style:name="ro11">
      <style:table-row-properties/>
    </style:style>
    <style:style style:family="table-cell" style:name="ce3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668" style:family="paragraph" style:name="P103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family="table-cell" style:name="ce3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668" style:family="paragraph" style:name="P104">
      <style:text-properties fo:font-variant="normal" fo:text-transform="none" fo:color="#000000" style:text-line-through-type="none" fo:font-family="Times New Roman" style:font-family-asian="Times New Roman" style:font-family-complex="Times New Roman" fo:font-size="10.5pt" fo:letter-spacing="0pt" fo:language="it" fo:country="IT" fo:font-style="normal" style:text-underline-type="none" style:text-underline-width="auto" fo:font-weight="normal"/>
      <style:paragraph-properties/>
    </style:style>
    <style:style style:parent-style-name="663" style:family="paragraph" style:name="P105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/>
    </style:style>
    <style:style style:parent-style-name="661" style:family="paragraph" style:name="P106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/>
    </style:style>
  </office:automatic-styles>
  <office:body>
    <office:text text:use-soft-page-breaks="true">
      <text:p text:style-name="P52"><text:span text:style-name="T57"/><text:span text:style-name="T58"/></text:p>
      <text:p text:style-name="P55"><text:span text:style-name="T59">Basi di dati e Sistemi Informativi: Sperimentazioni A.A. 2023-2024</text:span><text:span text:style-name="T60"/></text:p>
      <text:p text:style-name="P56"><text:span text:style-name="T61">BOZZA PROGETTAZIONE CONCETTUALE</text:span><text:span text:style-name="T62"/></text:p>
      <text:p text:style-name="P57"><text:span/><text:span/></text:p>
      <text:p text:style-name="P58"><text:span text:style-name="T63">Componenti del gruppo:</text:span><text:span text:style-name="T64"/></text:p>
      <text:list text:style-name="WWNum2" text:continue-numbering="true">
        <text:list-item>
          <text:p text:style-name="P59"><text:span text:style-name="T65">Componente 1: </text:span><text:span text:style-name="T66">Matteo, Palmieri, 20038775</text:span><text:span/></text:p>
        </text:list-item>
        <text:list-item>
          <text:p text:style-name="P60"><text:span text:style-name="T67">Componente 2: </text:span><text:span text:style-name="T68">Andrea, Fincato, 20050547</text:span><text:span/><text:span text:style-name="T69"/><text:span text:style-name="T70"/><text:span/></text:p>
        </text:list-item>
      </text:list>
      <text:p text:style-name="P61"><text:span text:style-name="T71">1.1. Requisiti iniziali</text:span><text:span text:style-name="T72"/></text:p>
      <text:p text:style-name="P62"><text:span text:style-name="T73">&lt; qui ci va il testo iniziale integrato con </text:span><text:span text:style-name="T74">osservazioni fatte da voi</text:span><text:span text:style-name="T75">. Per esempio, se vi vengono forniti dei file integrativi (screenshot dell’applicazione), potete integrare il testo c</text:span><text:span text:style-name="T76">on descrizioni di elementi/funzionalità che sono evidenti dai file. Oppure, potete integrare il testo con funzionalità ovvie dato il problema: se sto gestendo una piattaforma con degli utenti, ovviamente dovrò avere la possibilità di aggiungere un utente.&gt;</text:span><text:span/></text:p>
      <text:p text:style-name="P63"><text:span text:style-name="T77">1.2. Glossario dei termini</text:span><text:span text:style-name="T78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header-rows>
          <table:table-row table:style-name="ro1" table:default-cell-style-name="ce1">
            <table:table-cell table:style-name="ce2">
              <text:p text:style-name="P64"><text:span text:style-name="T79">Termine</text:span><text:span text:style-name="T80"/></text:p>
              <text:p text:style-name="P65"><text:span text:style-name="T81"/><text:span text:style-name="T82"/></text:p>
            </table:table-cell>
            <table:table-cell table:style-name="ce3">
              <text:p text:style-name="P66"><text:span text:style-name="T83">Descrizione</text:span><text:span text:style-name="T84"/></text:p>
            </table:table-cell>
            <table:table-cell table:style-name="ce4">
              <text:p text:style-name="P67"><text:span text:style-name="T85">Sinonimi</text:span><text:span text:style-name="T86"/></text:p>
            </table:table-cell>
            <table:table-cell table:style-name="ce5">
              <text:p text:style-name="P68"><text:span text:style-name="T87">Collegamenti</text:span><text:span text:style-name="T88"/></text:p>
            </table:table-cell>
          </table:table-row>
        </table:table-header-rows>
        <table:table-row table:style-name="ro2" table:default-cell-style-name="ce1">
          <table:table-cell table:style-name="ce6">
            <text:p text:style-name="P69"><text:span>&lt;termine&gt;</text:span><text:span/></text:p>
          </table:table-cell>
          <table:table-cell table:style-name="ce7">
            <text:p text:style-name="P70"><text:span>&lt;breve descrizione&gt;</text:span><text:span/></text:p>
          </table:table-cell>
          <table:table-cell table:style-name="ce8">
            <text:p text:style-name="P71"><text:span>&lt;sinonimi presenti nel testo&gt;</text:span><text:span/></text:p>
          </table:table-cell>
          <table:table-cell table:style-name="ce9">
            <text:p text:style-name="P72"><text:span>&lt;elementi collegati al termine&gt;</text:span><text:span/></text:p>
          </table:table-cell>
        </table:table-row>
        <table:table-row table:style-name="ro3" table:default-cell-style-name="ce1">
          <table:table-cell table:style-name="ce10">
            <text:p text:style-name="P73"><text:span/><text:span/></text:p>
          </table:table-cell>
          <table:table-cell table:style-name="ce11">
            <text:p text:style-name="P74"><text:span/><text:span/></text:p>
          </table:table-cell>
          <table:table-cell table:style-name="ce12">
            <text:p text:style-name="P75"><text:span/><text:span/></text:p>
          </table:table-cell>
          <table:table-cell table:style-name="ce13">
            <text:p text:style-name="P76"><text:span/><text:span/></text:p>
          </table:table-cell>
        </table:table-row>
        <table:table-row table:style-name="ro4" table:default-cell-style-name="ce1">
          <table:table-cell table:style-name="ce14">
            <text:p text:style-name="P77"><text:span>...</text:span><text:span/></text:p>
          </table:table-cell>
          <table:table-cell table:style-name="ce15">
            <text:p text:style-name="P78"><text:span>...</text:span><text:span/></text:p>
          </table:table-cell>
          <table:table-cell table:style-name="ce16">
            <text:p text:style-name="P79"><text:span>...</text:span><text:span/></text:p>
          </table:table-cell>
          <table:table-cell table:style-name="ce17">
            <text:p text:style-name="P80"><text:span>...</text:span><text:span/></text:p>
          </table:table-cell>
        </table:table-row>
      </table:table>
      <text:p text:style-name="P81"><text:span/><text:span/></text:p>
      <text:list>
        <text:list-item>
          <text:h text:outline-level="2" text:restart-numbering="0" text:is-list-header="0" text:style-name="P82"><text:span text:style-name="T89">1.3. Requisiti riscritti</text:span><text:span text:style-name="T90"/></text:h>
        </text:list-item>
      </text:list>
      <text:p text:style-name="P83"><text:span>&lt; qui ci vanno i requisiti della sezione 1.1 riscritti senza sinonimi e con frasi standardizzate. Ricordarsi di marcare in maniera grafica </text:span><text:span text:style-name="T91">ciò che è stato cancellato/sostituito</text:span><text:span> e </text:span><text:span text:style-name="T92">ciò che è stato aggiunto</text:span><text:span>&gt;</text:span><text:span/></text:p>
      <text:p text:style-name="P84"><text:span text:style-name="T93">1.4. Requisiti strutturati in gruppi di frasi omogenee</text:span><text:span text:style-name="T94"/></text:p>
      <table:table table:style-name="ta2">
        <table:table-columns>
          <table:table-column table:style-name="co5"/>
        </table:table-columns>
        <table:table-row table:style-name="ro5" table:default-cell-style-name="ce18">
          <table:table-cell table:style-name="ce19">
            <text:p text:style-name="P85"><text:span text:style-name="T95">Frasi di carattere generale<text:line-break/>&lt;...&gt;</text:span><text:span text:style-name="T96"/></text:p>
          </table:table-cell>
        </table:table-row>
      </table:table>
      <text:p text:style-name="P86"><text:span text:style-name="T97"/><text:span text:style-name="T98"/></text:p>
      <table:table table:style-name="ta3">
        <table:table-columns>
          <table:table-column table:style-name="co6"/>
        </table:table-columns>
        <table:table-row table:style-name="ro6" table:default-cell-style-name="ce20">
          <table:table-cell table:style-name="ce21">
            <text:p text:style-name="P87"><text:span text:style-name="T99">Frasi relative a &lt;elemento&gt;<text:line-break/>&lt;...&gt;</text:span><text:span text:style-name="T100"/></text:p>
          </table:table-cell>
        </table:table-row>
      </table:table>
      <text:p text:style-name="P88"><text:span text:style-name="T101"/><text:span text:style-name="T102"/></text:p>
      <table:table table:style-name="ta4">
        <table:table-columns>
          <table:table-column table:style-name="co7"/>
        </table:table-columns>
        <table:table-row table:style-name="ro7" table:default-cell-style-name="ce22">
          <table:table-cell table:style-name="ce23">
            <text:p text:style-name="P89"><text:span text:style-name="T103">Frasi relative a &lt;elemento&gt;<text:line-break/>&lt;...&gt;</text:span><text:span text:style-name="T104"/></text:p>
          </table:table-cell>
        </table:table-row>
      </table:table>
      <text:p text:style-name="P90"><text:span text:style-name="T105">1.5. Schema E-R + regole aziendali</text:span><text:span text:style-name="T106"/></text:p>
      <text:p text:style-name="P91"><text:span/><draw:frame draw:name="Forma1" draw:style-name="gr5" draw:z-index="251658243" text:anchor-type="char" svg:width="16.8cm" svg:height="6.497cm" svg:x="0.15cm" svg:y="0.46cm"><draw:text-box fo:min-height="6.497cm"><text:p text:style-name="P92"><text:span>QUI CI VA IL VOSTRO SCHEMA ER </text:span><text:span text:style-name="T107">INIZIALE </text:span><text:span>(NON RISTRUTTURATO)</text:span><text:span/></text:p><text:p text:style-name="P93"><text:span>Per comodità, in questo schema ER inserite anche le ridondanze che analizzerete in fase di ristrutturazione.</text:span><text:span/></text:p></draw:text-box></draw:frame><text:span>&lt;eventuali commenti sullo schema ER&gt;<text:line-break/>&lt;sono stati usati pattern di progettazione?&gt;<text:line-break/>&lt;quale strategia di progetto avete utilizzato?&gt;</text:span><text:span/></text:p>
      <text:list>
        <text:list-item>
          <text:p text:style-name="P94"><text:span text:style-name="T108">Regole aziendali</text:span><text:span text:style-name="T109"/></text:p>
        </text:list-item>
        <text:list-item>
          <text:p text:style-name="P95"><text:span text:style-name="T110">Vincoli di Integrità:</text:span><text:span text:style-name="T111"/></text:p>
        </text:list-item>
      </text:list>
      <table:table table:style-name="ta5">
        <table:table-columns>
          <table:table-column table:style-name="co8"/>
          <table:table-column table:style-name="co9"/>
        </table:table-columns>
        <table:table-row table:style-name="ro8" table:default-cell-style-name="ce24">
          <table:table-cell table:style-name="ce25">
            <text:p text:style-name="P96"><text:span>RV1</text:span><text:span/></text:p>
          </table:table-cell>
          <table:table-cell table:style-name="ce26">
            <text:p text:style-name="P97"><text:span>&lt;concetto&gt; deve/non deve &lt;espressione&gt;</text:span><text:span/></text:p>
          </table:table-cell>
        </table:table-row>
        <table:table-row table:style-name="ro9" table:default-cell-style-name="ce24">
          <table:table-cell table:style-name="ce27">
            <text:p text:style-name="P98"><text:span>...</text:span><text:span/></text:p>
          </table:table-cell>
          <table:table-cell table:style-name="ce28">
            <text:p text:style-name="P99"><text:span>...</text:span><text:span/></text:p>
          </table:table-cell>
        </table:table-row>
      </table:table>
      <text:list>
        <text:list-item>
          <text:p text:style-name="P100"><text:span text:style-name="T112">Derivazioni:</text:span><text:span text:style-name="T113"/></text:p>
        </text:list-item>
      </text:list>
      <table:table table:style-name="ta6">
        <table:table-columns>
          <table:table-column table:style-name="co10"/>
          <table:table-column table:style-name="co11"/>
        </table:table-columns>
        <table:table-row table:style-name="ro10" table:default-cell-style-name="ce29">
          <table:table-cell table:style-name="ce30">
            <text:p text:style-name="P101"><text:span>RD1</text:span><text:span/></text:p>
          </table:table-cell>
          <table:table-cell table:style-name="ce31">
            <text:p text:style-name="P102"><text:span>&lt;concetto&gt; si ottiene &lt;operazione&gt;</text:span><text:span/></text:p>
          </table:table-cell>
        </table:table-row>
        <table:table-row table:style-name="ro11" table:default-cell-style-name="ce29">
          <table:table-cell table:style-name="ce32">
            <text:p text:style-name="P103"><text:span>...</text:span><text:span/></text:p>
          </table:table-cell>
          <table:table-cell table:style-name="ce33">
            <text:p text:style-name="P104"><text:span>...</text:span><text:span/></text:p>
          </table:table-cell>
        </table:table-row>
      </table:table>
      <text:p text:style-name="P105"><text:span/><text:span/></text:p>
      <text:p text:style-name="P106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fo:line-height="100%" fo:text-align="left" style:tab-stop-distance="35.45pt" fo:border="none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10" style:display-name="Caption" style:family="paragraph" style:name="46">
      <style:text-properties fo:color="#4f81bd" fo:font-size="9pt" fo:font-weight="bold"/>
      <style:paragraph-properties fo:line-height="115%"/>
    </style:style>
    <style:style style:parent-style-name="46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56">
      <style:text-properties fo:font-variant="normal" fo:text-transform="none" fo:color="#000000" style:text-line-through-type="none" fo:font-family="Liberation Serif" style:font-family-asian="SimSun" style:font-family-complex="Lucida Sans" fo:font-size="12pt" fo:letter-spacing="0pt" fo:language="it" fo:country="IT" fo:font-style="normal" style:text-underline-type="none" style:text-underline-width="auto" fo:font-weight="normal"/>
      <style:paragraph-properties fo:line-height="100%" fo:text-align="left" fo:border="none"/>
    </style:style>
    <style:style style:parent-style-name="662" style:display-name="Titolo 1" style:family="paragraph" style:name="657">
      <style:text-properties fo:font-family="Arial" style:font-family-asian="Arial" style:font-family-complex="Arial" fo:font-weight="bold"/>
      <style:paragraph-properties/>
    </style:style>
    <style:style style:parent-style-name="662" style:display-name="Titolo 2" style:family="paragraph" style:name="658">
      <style:text-properties fo:font-weight="bold"/>
      <style:paragraph-properties fo:margin-top="10pt" fo:margin-bottom="0pt"/>
    </style:style>
    <style:style style:parent-style-name="656" style:display-name="Normale" style:family="paragraph" style:name="659">
      <style:text-properties/>
      <style:paragraph-properties/>
    </style:style>
    <style:style style:parent-style-name="656" style:display-name="Car. predefinito paragrafo" style:family="text" style:name="660">
      <style:text-properties/>
      <style:paragraph-properties/>
    </style:style>
    <style:style style:parent-style-name="656" style:display-name="Standard" style:family="paragraph" style:name="661">
      <style:text-properties/>
      <style:paragraph-properties/>
    </style:style>
    <style:style style:parent-style-name="661" style:display-name="Heading" style:family="paragraph" style:name="662">
      <style:text-properties fo:font-family="Liberation Sans" style:font-family-asian="Microsoft YaHei" style:font-family-complex="Liberation Sans" fo:font-size="14pt"/>
      <style:paragraph-properties fo:margin-top="12pt" fo:margin-bottom="6pt"/>
    </style:style>
    <style:style style:parent-style-name="661" style:display-name="Text body" style:family="paragraph" style:name="663">
      <style:text-properties/>
      <style:paragraph-properties fo:line-height="120%" fo:margin-bottom="7pt"/>
    </style:style>
    <style:style style:parent-style-name="663" style:display-name="Elenco" style:family="paragraph" style:name="664">
      <style:paragraph-properties/>
    </style:style>
    <style:style style:parent-style-name="661" style:display-name="Didascalia" style:family="paragraph" style:name="665">
      <style:text-properties fo:font-style="italic"/>
      <style:paragraph-properties fo:margin-top="6pt" fo:margin-bottom="6pt"/>
    </style:style>
    <style:style style:parent-style-name="661" style:display-name="Index" style:family="paragraph" style:name="666">
      <style:paragraph-properties/>
    </style:style>
    <style:style style:parent-style-name="661" style:display-name="Horizontal Line" style:family="paragraph" style:name="667">
      <style:text-properties fo:font-size="6pt"/>
      <style:paragraph-properties fo:margin-bottom="14.15pt"/>
    </style:style>
    <style:style style:parent-style-name="661" style:display-name="Table Contents" style:family="paragraph" style:name="668">
      <style:text-properties fo:font-family="Times New Roman" style:font-family-asian="Times New Roman" style:font-family-complex="Times New Roman" fo:font-size="10.5pt"/>
      <style:paragraph-properties/>
    </style:style>
    <style:style style:parent-style-name="668" style:display-name="Table Heading" style:family="paragraph" style:name="669">
      <style:text-properties fo:font-weight="bold"/>
      <style:paragraph-properties fo:text-align="center"/>
    </style:style>
    <style:style style:parent-style-name="662" style:display-name="Titolo" style:family="paragraph" style:name="670">
      <style:text-properties fo:font-size="28pt" fo:font-weight="bold"/>
      <style:paragraph-properties fo:text-align="center"/>
    </style:style>
    <style:style style:parent-style-name="661" style:display-name="Frame contents" style:family="paragraph" style:name="671">
      <style:paragraph-properties/>
    </style:style>
    <style:style style:parent-style-name="656" style:display-name="Internet link" style:family="text" style:name="672">
      <style:text-properties fo:color="#000080" style:text-underline-type="single" style:text-underline-style="solid" style:text-underline-width="auto" style:text-underline-color="font-color"/>
      <style:paragraph-properties/>
    </style:style>
    <style:style style:parent-style-name="656" style:display-name="Bullet Symbols" style:family="text" style:name="673">
      <style:text-properties fo:font-family="OpenSymbol" style:font-family-asian="OpenSymbol" style:font-family-complex="OpenSymbol"/>
      <style:paragraph-properties/>
    </style:style>
    <style:style style:parent-style-name="659" style:display-name="Piè di pagina" style:family="paragraph" style:name="674">
      <style:text-properties style:font-family-complex="Mangal"/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60" style:display-name="Piè di pagina Carattere" style:family="text" style:name="675">
      <style:text-properties style:font-family-complex="Mangal"/>
      <style:paragraph-properties/>
    </style:style>
    <style:style style:parent-style-name="660" style:display-name="Numero pagina" style:family="text" style:name="676">
      <style:paragraph-properties/>
    </style:style>
    <style:style style:parent-style-name="659" style:display-name="Paragrafo elenco" style:family="paragraph" style:name="677">
      <style:text-properties style:font-family-complex="Mangal"/>
      <style:paragraph-properties fo:margin-left="1.27cm" fo:margin-right="0cm" fo:text-indent="0cm"/>
    </style:style>
    <style:style style:parent-style-name="656" style:display-name="WW_CharLFO1LVL1" style:family="text" style:name="678">
      <style:text-properties fo:font-size="12pt"/>
      <style:paragraph-properties/>
    </style:style>
    <style:style style:class="default" style:display-name="Default Paragraph Font" style:family="text" style:name="1106">
      <style:paragraph-properties fo:line-height="100%" fo:text-align="left" fo:border-top="none" fo:border-bottom="none" fo:border-left="none" fo:border-right="none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0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1.27cm" fo:margin-left="2cm" fo:margin-right="2cm"/>
      <style:footer-style>
        <style:header-footer-properties fo:min-height="1.27cm"/>
      </style:footer-style>
    </style:page-layout>
    <style:page-layout style:name="Mpm2">
      <style:page-layout-properties fo:page-width="21cm" fo:page-height="29.7cm" style:print-orientation="landscape" fo:margin-top="2cm" fo:margin-bottom="1.27cm" fo:margin-left="2cm" fo:margin-right="2cm"/>
      <style:footer-style>
        <style:header-footer-properties fo:min-height="1.27cm"/>
      </style:footer-style>
    </style:page-layout>
    <style:style style:parent-style-name="674" style:family="paragraph" style:name="P50">
      <style:text-properties/>
      <style:paragraph-properties fo:margin-left="0cm" fo:margin-right="0.635cm" fo:text-indent="0cm">
        <style:tab-stops>
          <style:tab-stop style:position="8.499cm" style:type="center"/>
          <style:tab-stop style:position="17cm" style:type="right"/>
        </style:tab-stops>
      </style:paragraph-properties>
    </style:style>
    <style:style style:family="graphic" style:name="gr3">
      <style:graphic-properties draw:fill="none" draw:textarea-vertical-align="top" draw:auto-grow-height="true" draw:fit-to-size="false" style:shrink-to-fit="false" draw:stroke="solid" svg:stroke-color="#000000" svg:stroke-width="0.02647cm" fo:wrap-option="no-wrap" fo:margin-left="0cm" fo:margin-right="0cm" fo:margin-top="0cm" fo:margin-bottom="0cm" style:horizontal-pos="right" style:horizontal-rel="page-content" style:vertical-pos="from-top" style:vertical-rel="paragraph" fo:border="0.02647cm solid #000000" fo:padding-top="0pt" fo:padding-bottom="0pt" fo:padding-left="0pt" fo:padding-right="0pt" fo:background-color="transparent"/>
    </style:style>
    <style:style style:family="paragraph" style:name="P51">
      <style:text-properties/>
      <style:paragraph-properties/>
    </style:style>
    <style:style style:parent-style-name="674" style:family="paragraph" style:name="P53">
      <style:text-properties/>
      <style:paragraph-properties fo:margin-left="0cm" fo:margin-right="0.635cm" fo:text-indent="0cm">
        <style:tab-stops>
          <style:tab-stop style:position="8.499cm" style:type="center"/>
          <style:tab-stop style:position="17cm" style:type="right"/>
        </style:tab-stops>
      </style:paragraph-properties>
    </style:style>
    <style:style style:family="graphic" style:name="gr4">
      <style:graphic-properties draw:fill="none" draw:textarea-vertical-align="top" draw:auto-grow-height="true" draw:fit-to-size="false" style:shrink-to-fit="false" draw:stroke="solid" svg:stroke-color="#000000" svg:stroke-width="0.02647cm" fo:wrap-option="no-wrap" fo:margin-left="0cm" fo:margin-right="0cm" fo:margin-top="0cm" fo:margin-bottom="0cm" style:horizontal-pos="right" style:horizontal-rel="page-content" style:vertical-pos="from-top" style:vertical-rel="paragraph" fo:border="0.02647cm solid #000000" fo:padding-top="0pt" fo:padding-bottom="0pt" fo:padding-left="0pt" fo:padding-right="0pt" fo:background-color="transparent"/>
    </style:style>
    <style:style style:family="paragraph" style:name="P54">
      <style:text-properties/>
      <style:paragraph-properties/>
    </style:style>
  </office:automatic-styles>
  <office:master-styles>
    <style:master-page style:name="Standard" style:page-layout-name="Mpm1">
      <style:footer>
        <text:p text:style-name="P50"><text:span/><draw:frame draw:name="Casella di testo 1" draw:style-name="gr3" draw:z-index="251659267" svg:width="0.03528cm" svg:height="0.03528cm" svg:x="0cm" svg:y="0.001522cm"><draw:text-box fo:min-width="0.03528cm" fo:min-height="0.03528cm"><text:p text:style-name="P51"><text:span/><text:span/><text:span/><text:page-number text:select-page="current"><text:span>1</text:span><text:span/></text:page-number><text:span/></text:p></draw:text-box></draw:frame><text:span/></text:p>
      </style:footer>
    </style:master-page>
    <style:master-page style:name="MasterPage2" style:page-layout-name="Mpm2">
      <style:footer>
        <text:p text:style-name="P53"><text:span/><draw:frame draw:name="Casella di testo 1" draw:style-name="gr4" draw:z-index="251659267" svg:width="0.03528cm" svg:height="0.03528cm" svg:x="0cm" svg:y="0.001522cm"><draw:text-box fo:min-width="0.03528cm" fo:min-height="0.03528cm"><text:p text:style-name="P54"><text:span/><text:span/><text:span/><text:page-number text:select-page="current"><text:span>1</text:span><text:span/></text:page-number><text:span/></text:p></draw:text-box></draw:frame><text:span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dc:creator>Manuel Striani</dc:creator>
    <meta:creation-date>2017-11-17T10:30:00Z</meta:creation-date>
  </office:meta>
</office:document-meta>
</file>